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>
            <text:p>Threads</text:p>
          </table:table-cell>
          <table:table-cell office:value-type="string">
            <text:p>Size 1000</text:p>
          </table:table-cell>
          <table:table-cell/>
          <table:table-cell table:style-name="ce1" office:value-type="string">
            <text:p>Size</text:p>
          </table:table-cell>
          <table:table-cell office:value-type="string">
            <text:p>Threads 4</text:p>
          </table:table-cell>
          <table:table-cell/>
          <table:table-cell table:style-name="ce1" office:value-type="string">
            <text:p>A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25175">
            <text:p>5.25175</text:p>
          </table:table-cell>
          <table:table-cell/>
          <table:table-cell office:value-type="float" office:value="250">
            <text:p>250</text:p>
          </table:table-cell>
          <table:table-cell office:value-type="float" office:value="0.0983371">
            <text:p>0.0983371</text:p>
          </table:table-cell>
          <table:table-cell/>
          <table:table-cell office:value-type="string">
            <text:p>T=2 s=250</text:p>
          </table:table-cell>
          <table:table-cell office:value-type="float" office:value="0.18676">
            <text:p>0.18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7492">
            <text:p>2.77492</text:p>
          </table:table-cell>
          <table:table-cell/>
          <table:table-cell office:value-type="float" office:value="500">
            <text:p>500</text:p>
          </table:table-cell>
          <table:table-cell office:value-type="float" office:value="0.369663">
            <text:p>0.369663</text:p>
          </table:table-cell>
          <table:table-cell/>
          <table:table-cell office:value-type="string">
            <text:p>T=4 s=500</text:p>
          </table:table-cell>
          <table:table-cell office:value-type="float" office:value="0.366918">
            <text:p>0.3669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4318">
            <text:p>1.4318</text:p>
          </table:table-cell>
          <table:table-cell/>
          <table:table-cell office:value-type="float" office:value="1000">
            <text:p>1000</text:p>
          </table:table-cell>
          <table:table-cell office:value-type="float" office:value="1.47852">
            <text:p>1.47852</text:p>
          </table:table-cell>
          <table:table-cell/>
          <table:table-cell office:value-type="string">
            <text:p>T=8 s=1000</text:p>
          </table:table-cell>
          <table:table-cell office:value-type="float" office:value="0.742969">
            <text:p>0.7429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6509">
            <text:p>0.76509</text:p>
          </table:table-cell>
          <table:table-cell/>
          <table:table-cell office:value-type="float" office:value="2000">
            <text:p>2000</text:p>
          </table:table-cell>
          <table:table-cell office:value-type="float" office:value="5.63339">
            <text:p>5.63339</text:p>
          </table:table-cell>
          <table:table-cell/>
          <table:table-cell office:value-type="string">
            <text:p>T=16 s=2000</text:p>
          </table:table-cell>
          <table:table-cell office:value-type="float" office:value="1.42344">
            <text:p>1.423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83676">
            <text:p>0.383676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svg:width="6.2988in" svg:height="3.5429in" svg:x="0in" svg:y="0.0394in">
            <draw:object draw:notify-on-update-of-ranges="Sheet1.A2:Sheet1.A6 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134in" svg:y="0.1543in">
            <draw:object draw:notify-on-update-of-ranges="Sheet1.D2:Sheet1.D5 Sheet1.E2:Sheet1.E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3.2323in" svg:y="0.1441in">
            <draw:object draw:notify-on-update-of-ranges="Sheet1.G2:Sheet1.G5 Sheet1.H2:Sheet1.H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21:58:15</meta:creation-date>
    <meta:generator>LibreOffice/3.5$Linux_X86_64 LibreOffice_project/350m1$Build-2</meta:generator>
    <dc:date>2013-05-19T22:46:43</dc:date>
    <meta:editing-duration>PT43M53S</meta:editing-duration>
    <meta:editing-cycles>4</meta:editing-cycles>
    <meta:document-statistic meta:table-count="3" meta:cell-count="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2:Sheet1.B6" chart:data-source-has-labels="column" svg:x="1.331cm" svg:y="0.855cm" svg:width="14.029cm" svg:height="6.984cm">
          <chartooo:coordinate-region svg:x="1.767cm" svg:y="1.054cm" svg:width="13.593cm" svg:height="6.138cm"/>
          <chart:axis chart:dimension="x" chart:name="primary-x" chart:style-name="ch3" chartooo:axis-type="auto">
            <chartooo:date-scale/>
            <chart:title svg:x="7.692cm" svg:y="8.019cm" chart:style-name="ch4">
              <text:p>Threads</text:p>
            </chart:title>
            <chart:categories table:cell-range-address="Sheet1.A2:Sheet1.A6"/>
          </chart:axis>
          <chart:axis chart:dimension="y" chart:name="primary-y" chart:style-name="ch5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Sheet1.B2:Sheet1.B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5.25175">
                <text:p>5.25175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7492">
                <text:p>2.774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318">
                <text:p>1.43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6509">
                <text:p>0.765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83676">
                <text:p>0.383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D2:Sheet1.E5" chart:data-source-has-labels="column" svg:x="1.331cm" svg:y="0.855cm" svg:width="14.029cm" svg:height="6.984cm">
          <chartooo:coordinate-region svg:x="1.767cm" svg:y="1.054cm" svg:width="13.593cm" svg:height="6.138cm"/>
          <chart:axis chart:dimension="x" chart:name="primary-x" chart:style-name="ch3" chartooo:axis-type="auto">
            <chartooo:date-scale/>
            <chart:title svg:x="7.124cm" svg:y="8.019cm" chart:style-name="ch4">
              <text:p>Data size (n x n)</text:p>
            </chart:title>
            <chart:categories table:cell-range-address="Sheet1.D2:Sheet1.D5"/>
          </chart:axis>
          <chart:axis chart:dimension="y" chart:name="primary-y" chart:style-name="ch5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Sheet1.E2:Sheet1.E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Sheet1.D2:Sheet1.D5</svg:desc>
                </draw:g>
              </table:table-cell>
              <table:table-cell office:value-type="float" office:value="0.0983371">
                <text:p>0.0983371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69663">
                <text:p>0.3696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47852">
                <text:p>1.478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63339">
                <text:p>5.633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G2:Sheet1.H5" chart:data-source-has-labels="column" svg:x="1.331cm" svg:y="0.855cm" svg:width="14.029cm" svg:height="6.984cm">
          <chartooo:coordinate-region svg:x="2.058cm" svg:y="1.054cm" svg:width="13.302cm" svg:height="6.138cm"/>
          <chart:axis chart:dimension="x" chart:name="primary-x" chart:style-name="ch3" chartooo:axis-type="auto">
            <chartooo:date-scale/>
            <chart:title svg:x="6.541cm" svg:y="8.019cm" chart:style-name="ch4">
              <text:p>T = threads s = data size</text:p>
            </chart:title>
            <chart:categories table:cell-range-address="Sheet1.G2:Sheet1.G5"/>
          </chart:axis>
          <chart:axis chart:dimension="y" chart:name="primary-y" chart:style-name="ch5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Sheet1.H2:Sheet1.H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T=2 s=250</text:p>
                <draw:g>
                  <svg:desc>Sheet1.G2:Sheet1.G5</svg:desc>
                </draw:g>
              </table:table-cell>
              <table:table-cell office:value-type="float" office:value="0.18676">
                <text:p>0.18676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T=4 s=500</text:p>
              </table:table-cell>
              <table:table-cell office:value-type="float" office:value="0.366918">
                <text:p>0.366918</text:p>
              </table:table-cell>
            </table:table-row>
            <table:table-row>
              <table:table-cell office:value-type="string">
                <text:p>T=8 s=1000</text:p>
              </table:table-cell>
              <table:table-cell office:value-type="float" office:value="0.742969">
                <text:p>0.742969</text:p>
              </table:table-cell>
            </table:table-row>
            <table:table-row>
              <table:table-cell office:value-type="string">
                <text:p>T=16 s=2000</text:p>
              </table:table-cell>
              <table:table-cell office:value-type="float" office:value="1.42344">
                <text:p>1.42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